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208B9AB10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ffffff" style:font-name="Linux Biolinum G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style:font-name="Linux Biolinum G" fo:font-size="32pt"/>
    </style:style>
    <style:style style:name="T1" style:family="text">
      <style:text-properties fo:color="#ffffff" style:font-name="Linux Biolinum G"/>
    </style:style>
    <style:style style:name="T2" style:family="text">
      <style:text-properties fo:color="#ffffff" style:font-name="Linux Biolinum G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rug War in Mexico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2">How to suppress criminal activity?</text:span></text:p>
                <text:p text:style-name="P2"><text:span text:style-name="T2">Agent based <text:s/>→ Epstein 2002</text:span></text:p>
                <text:p text:style-name="P2"><text:span text:style-name="T2">Gangs</text:span></text:p>
                <text:p text:style-name="P2"><text:span text:style-name="T2">Police</text:span></text:p>
                <text:p text:style-name="P2"><text:span text:style-name="T2">Civilians</text:span></text:p>
                <text:p text:style-name="P2"><text:span text:style-name="T2"/></text:p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DrugWar" xlink:href="Pictures/10000000000004B0000003208B9AB1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DrugWa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DrugWa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20:14:25.942908000</meta:creation-date>
    <dc:date>2014-10-19T22:20:11.721820000</dc:date>
    <meta:editing-duration>PT14M2S</meta:editing-duration>
    <meta:editing-cycles>3</meta:editing-cycles>
    <meta:generator>LibreOffice/4.3.1.2$MacOSX_X86_64 LibreOffice_project/958349dc3b25111dbca392fbc281a05559ef6848</meta:generator>
    <meta:document-statistic meta:object-count="25"/>
  </office:meta>
</office:document-meta>
</file>